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957" officeooo:paragraph-rsid="001fb957"/>
    </style:style>
    <style:style style:name="P2" style:family="paragraph" style:parent-style-name="Standard">
      <style:text-properties officeooo:rsid="00217395" officeooo:paragraph-rsid="0021f245"/>
    </style:style>
    <style:style style:name="P3" style:family="paragraph" style:parent-style-name="Standard">
      <style:text-properties officeooo:rsid="00217395" officeooo:paragraph-rsid="002397ca"/>
    </style:style>
    <style:style style:name="P4" style:family="paragraph" style:parent-style-name="Standard">
      <style:text-properties officeooo:rsid="0021f245" officeooo:paragraph-rsid="0021f245"/>
    </style:style>
    <style:style style:name="P5" style:family="paragraph" style:parent-style-name="Standard">
      <style:text-properties officeooo:rsid="0021f245" officeooo:paragraph-rsid="002397ca"/>
    </style:style>
    <style:style style:name="P6" style:family="paragraph" style:parent-style-name="Standard">
      <style:text-properties officeooo:rsid="002397ca" officeooo:paragraph-rsid="002397ca"/>
    </style:style>
    <style:style style:name="P7" style:family="paragraph" style:parent-style-name="Standard">
      <style:text-properties officeooo:rsid="0024610d" officeooo:paragraph-rsid="0024610d"/>
    </style:style>
    <style:style style:name="P8" style:family="paragraph" style:parent-style-name="Standard">
      <style:text-properties officeooo:rsid="0025328e" officeooo:paragraph-rsid="0025328e"/>
    </style:style>
    <style:style style:name="P9" style:family="paragraph" style:parent-style-name="Standard">
      <style:text-properties officeooo:rsid="0026c511" officeooo:paragraph-rsid="0026c511"/>
    </style:style>
    <style:style style:name="P10" style:family="paragraph" style:parent-style-name="Standard">
      <style:text-properties officeooo:rsid="002d6bf9" officeooo:paragraph-rsid="002d6bf9"/>
    </style:style>
    <style:style style:name="P11" style:family="paragraph" style:parent-style-name="Standard">
      <style:text-properties officeooo:rsid="00349719" officeooo:paragraph-rsid="00349719"/>
    </style:style>
    <style:style style:name="P12" style:family="paragraph" style:parent-style-name="Standard">
      <style:text-properties officeooo:rsid="0034a146" officeooo:paragraph-rsid="0034a146"/>
    </style:style>
    <style:style style:name="P13" style:family="paragraph" style:parent-style-name="Standard">
      <style:text-properties officeooo:rsid="00369c23" officeooo:paragraph-rsid="00369c23"/>
    </style:style>
    <style:style style:name="P14" style:family="paragraph" style:parent-style-name="Standard">
      <style:text-properties officeooo:rsid="0039492a" officeooo:paragraph-rsid="0039492a"/>
    </style:style>
    <style:style style:name="P15" style:family="paragraph" style:parent-style-name="Standard">
      <style:text-properties officeooo:rsid="003c75c2" officeooo:paragraph-rsid="003c75c2"/>
    </style:style>
    <style:style style:name="T1" style:family="text">
      <style:text-properties officeooo:rsid="001fb957"/>
    </style:style>
    <style:style style:name="T2" style:family="text">
      <style:text-properties officeooo:rsid="0021f245"/>
    </style:style>
    <style:style style:name="T3" style:family="text">
      <style:text-properties officeooo:rsid="00220fc5"/>
    </style:style>
    <style:style style:name="T4" style:family="text">
      <style:text-properties officeooo:rsid="002d6bf9"/>
    </style:style>
    <style:style style:name="T5" style:family="text">
      <style:text-properties officeooo:rsid="003ca156"/>
    </style:style>
    <style:style style:name="T6" style:family="text">
      <style:text-properties officeooo:rsid="003daa23"/>
    </style:style>
    <style:style style:name="T7" style:family="text">
      <style:text-properties officeooo:rsid="003db261"/>
    </style:style>
    <style:style style:name="T8" style:family="text">
      <style:text-properties officeooo:rsid="003e7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  <text:p text:style-name="P1"/>
      <text:p text:style-name="P1">command to run the code:</text:p>
      <text:p text:style-name="P1"/>
      <text:p text:style-name="P1">First, cd codes</text:p>
      <text:p text:style-name="P1"/>
      <text:p text:style-name="P1">(1) Train for classification:</text:p>
      <text:p text:style-name="P1"/>
      <text:p text:style-name="P1">With features:</text:p>
      <text:p text:style-name="P1">python train_classification_temp.py --nepoch 30</text:p>
      <text:p text:style-name="P1"/>
      <text:p text:style-name="P1">Without features:</text:p>
      <text:p text:style-name="P1">python train_classification_temp.py --nepoch 30 --feature_transform False</text:p>
      <text:p text:style-name="P1"/>
      <text:p text:style-name="P1">(2) Test for classification:</text:p>
      <text:p text:style-name="P1"/>
      <text:p text:style-name="P1">With features:</text:p>
      <text:p text:style-name="P1">python show_cls.py</text:p>
      <text:p text:style-name="P1"/>
      <text:p text:style-name="P1">Without features:</text:p>
      <text:p text:style-name="P1">python show_cls.py --model 'cls/weights_without_transform/best_classification.pt' --feature_transform False</text:p>
      <text:p text:style-name="P1"/>
      <text:p text:style-name="P2">(3) <text:span text:style-name="T2">Show critical points: </text:span><text:span text:style-name="T8">(It will show original figure first, to see the critical points, please press ‘q’)</text:span></text:p>
      <text:p text:style-name="P2"/>
      <text:p text:style-name="P4">With features:</text:p>
      <text:p text:style-name="P4">i. Chair:</text:p>
      <text:p text:style-name="P4">python show_critical_point.py</text:p>
      <text:p text:style-name="P4">ii. Airplane:</text:p>
      <text:p text:style-name="P4">python show_critical_point.py --class_choice Airplane --idx 200</text:p>
      <text:p text:style-name="P4">iii. <text:span text:style-name="T3">Guitar</text:span></text:p>
      <text:p text:style-name="P4">python show_critical_point.py --class_choice Guitar --idx 50</text:p>
      <text:p text:style-name="P4">iv. Rocket</text:p>
      <text:p text:style-name="P2">python show_critical_point.py --class_choice Rocket --idx 5</text:p>
      <text:p text:style-name="P2"/>
      <text:p text:style-name="P6">Without features:</text:p>
      <text:p text:style-name="P5">i. Chair:</text:p>
      <text:p text:style-name="P5">python show_critical_point.py <text:span text:style-name="T1">--model 'cls/weights_without_transform/best_classification.pt' --feature_transform False</text:span></text:p>
      <text:p text:style-name="P5">ii. Airplane:</text:p>
      <text:p text:style-name="P5">python show_critical_point.py --class_choice Airplane --idx 200 <text:span text:style-name="T1">--model 'cls/weights_without_transform/best_classification.pt' --feature_transform False</text:span></text:p>
      <text:p text:style-name="P5">iii. <text:span text:style-name="T3">Guitar</text:span></text:p>
      <text:p text:style-name="P5">python show_critical_point.py --class_choice Guitar --idx 50 <text:span text:style-name="T1">--model 'cls/weights_without_transform/best_classification.pt' --feature_transform False</text:span></text:p>
      <text:p text:style-name="P5">iv. Rocket</text:p>
      <text:p text:style-name="P3">python show_critical_point.py --class_choice Rocket --idx 5 <text:span text:style-name="T1">--model 'cls/weights_without_transform/best_classification.pt' --feature_transform False</text:span></text:p>
      <text:p text:style-name="P2"/>
      <text:p text:style-name="P2"><text:soft-page-break/><text:span text:style-name="T2">(4) </text:span>Train for segmentation:</text:p>
      <text:p text:style-name="P2"/>
      <text:p text:style-name="P7">With features:</text:p>
      <text:p text:style-name="P9">i. Chair:</text:p>
      <text:p text:style-name="P9">python train_segmentation.py --nepoch 30</text:p>
      <text:p text:style-name="P9">ii. Airplane:</text:p>
      <text:p text:style-name="P9">python train_segmentation.py --nepoch 30 --class_choice Airplane</text:p>
      <text:p text:style-name="P7"/>
      <text:p text:style-name="P8">Without features:</text:p>
      <text:p text:style-name="P9">i. Chair:</text:p>
      <text:p text:style-name="P9">python train_segmentation.py --nepoch 30 --feature_transform False</text:p>
      <text:p text:style-name="P9">ii. Airplane:</text:p>
      <text:p text:style-name="P9">python train_segmentation.py --nepoch 30 --feature_transform False --class_choice Airplane</text:p>
      <text:p text:style-name="P9"/>
      <text:p text:style-name="P10">(5) Test segmentation:</text:p>
      <text:p text:style-name="P10"/>
      <text:p text:style-name="P10">With features:</text:p>
      <text:p text:style-name="P10">i. Chair:</text:p>
      <text:p text:style-name="P10">python show_mIOU.py</text:p>
      <text:p text:style-name="P10">ii. Airplane:</text:p>
      <text:p text:style-name="P10">python show_mIOU.py --class_choice Airplane --model 'seg/weights_with_transform/Airplane/best_segmentation.pt'</text:p>
      <text:p text:style-name="P10"/>
      <text:p text:style-name="P10">Without features:</text:p>
      <text:p text:style-name="P10">i. Chair:</text:p>
      <text:p text:style-name="P10">python show_mIOU.py --model 'seg/weights_without_transform/Chair/best_segmentation.pt' --feature_transform False</text:p>
      <text:p text:style-name="P10">ii. Airplane:</text:p>
      <text:p text:style-name="P10">python show_mIOU.py --class_choice Airplane --model 'seg/weights_without_transform/Airplane/best_segmentation.pt' --feature_transform False</text:p>
      <text:p text:style-name="P10"/>
      <text:p text:style-name="P9">(<text:span text:style-name="T4">6</text:span>) Show segmentation:</text:p>
      <text:p text:style-name="P9"/>
      <text:p text:style-name="P10">With features:</text:p>
      <text:p text:style-name="P10">i. Chair:</text:p>
      <text:p text:style-name="P11">idx 1:</text:p>
      <text:p text:style-name="P10">python show_seg.py</text:p>
      <text:p text:style-name="P11">idx 100:</text:p>
      <text:p text:style-name="P11">python show_seg.py --idx 100</text:p>
      <text:p text:style-name="P10">ii. Airplane:</text:p>
      <text:p text:style-name="P14">idx 100:</text:p>
      <text:p text:style-name="P14">python show_seg.py --model 'seg/weights_with_transform/Airplane/best_segmentation.pt' --class_choice Airplane --idx 100</text:p>
      <text:p text:style-name="P15">idx 2<text:span text:style-name="T5">5</text:span>0:</text:p>
      <text:p text:style-name="P10">python show_seg.py --model 'seg/weights_with_transform/Airplane/best_segmentation.pt' --class_choice Airplane --idx 250</text:p>
      <text:p text:style-name="P10"/>
      <text:p text:style-name="P10">Without features:</text:p>
      <text:p text:style-name="P10">i. Chair:</text:p>
      <text:p text:style-name="P12"><text:soft-page-break/>idx 1:</text:p>
      <text:p text:style-name="P12">python show_seg.py --model 'seg/weights_without_transform/Chair/best_segmentation.pt' --feature_transform False</text:p>
      <text:p text:style-name="P12">idx 100:</text:p>
      <text:p text:style-name="P12">python show_seg.py --model 'seg/weights_without_transform/Chair/best_segmentation.pt' --feature_transform False --idx 100</text:p>
      <text:p text:style-name="P10">ii. Airplane:</text:p>
      <text:p text:style-name="P13">idx 100:</text:p>
      <text:p text:style-name="P13">python show_seg.py --model 'seg/weights_without_transform/Airplane/best_segmentation.pt' --feature_transform False --class_choice Airplane --idx 100</text:p>
      <text:p text:style-name="P13">idx 2<text:span text:style-name="T7">5</text:span>0:</text:p>
      <text:p text:style-name="P13">python show_seg.py --model 'seg/weights_without_transform/Airplane/best_segmentation.pt' --feature_transform False --class_choice Airplane --idx 2<text:span text:style-name="T6">50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8:52:52.082118767</meta:creation-date>
    <dc:date>2022-04-22T13:23:15.433498092</dc:date>
    <meta:editing-duration>PT2H31M43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3" meta:paragraph-count="77" meta:word-count="361" meta:character-count="3220" meta:non-whitespace-character-count="2996"/>
  </office:meta>
</office:document-meta>
</file>